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David CLM1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stroke="none" draw:fill="none" fo:min-height="5.298cm"/>
    </style:style>
    <style:style style:name="pr1" style:family="presentation" style:parent-style-name="Default-title">
      <style:graphic-properties fo:min-height="4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/>
      <style:paragraph-properties fo:text-align="end" style:writing-mode="rl-tb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ff"/>
    </style:style>
    <style:style style:name="T4" style:family="text">
      <style:text-properties fo:color="#6666ff" fo:font-weight="bold" style:font-weight-asian="bold" style:font-weight-complex="bold"/>
    </style:style>
    <style:style style:name="T5" style:family="text">
      <style:text-properties fo:color="#009933"/>
    </style:style>
    <style:style style:name="T6" style:family="text">
      <style:text-properties fo:color="#009933" fo:font-weight="bold" style:font-weight-asian="bold" style:font-weight-complex="bold"/>
    </style:style>
    <style:style style:name="T7" style:family="text">
      <style:text-properties fo:color="#ff0066"/>
    </style:style>
    <style:style style:name="T8" style:family="text">
      <style:text-properties fo:color="#ff0066"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3333ff" fo:font-weight="bold" style:font-weight-asian="bold" style:font-weight-complex="bold"/>
    </style:style>
    <style:style style:name="T12" style:family="text">
      <style:text-properties fo:color="#6666ff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01cm" svg:x="1.4cm" svg:y="1.27cm" presentation:class="title" presentation:user-transformed="true">
          <draw:text-box>
            <text:p text:style-name="P1"><text:span text:style-name="T1">מבוא לתיכנות מונחה עצמים – בקרת גירסאו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בקרת גירסאות </text:span>– למה צריך את זה?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6.51cm" svg:x="1.429cm" svg:y="3.556cm" presentation:class="outline" presentation:user-transformed="true">
          <draw:text-box>
            <text:list text:style-name="L2">
              <text:list-item>
                <text:p text:style-name="P6"><text:span text:style-name="T3">התוכנה שלנו עבדה טוב, ואז שינינו בה משהו והיא הפסיקה לעבוד... מערכת בקרת גירסאות שומרת </text:span><text:span text:style-name="T4">הסטוריה של גירסאות</text:span><text:span text:style-name="T3"> ומאפשרת לנו לחזור אחורה לזמן שבו התוכנה עבדה.</text:span></text:p>
              </text:list-item>
              <text:list-item>
                <text:p text:style-name="P6"><text:span text:style-name="T5">פיתחנו תוכנה, אנשים משתמשים בה, ואנחנו רוצים להמשיך ולפתח אותה בלי להפריע למשתמשים. מערכת בקרת גירסאות מאפשרת למשתמשים שלנו להוריד </text:span><text:span text:style-name="T6">גירסה יציבה,</text:span><text:span text:style-name="T5"> ובמקביל מאפשרת לנו להמשיך לעבוד על </text:span><text:span text:style-name="T6">גירסה חדשה</text:span><text:span text:style-name="T5">.</text:span></text:p>
              </text:list-item>
              <text:list-item>
                <text:p text:style-name="P6"><text:span text:style-name="T7">כמה מתכנתים עובדים ביחד על אותה תוכנה. כל מתכנת עובד על שינויים אחרים. מערכת בקרת גירסאות מאפשרת </text:span><text:span text:style-name="T8">למזג את כל השינויים</text:span><text:span text:style-name="T7"> לתוכנה אחת אחידה.</text:span></text:p>
              </text:list-item>
            </text:list>
          </draw:text-box>
        </draw:frame>
        <draw:frame draw:style-name="gr3" draw:text-style-name="P7" draw:layer="layout" svg:width="23.834cm" svg:height="5.548cm" svg:x="2.794cm" svg:y="13.716cm">
          <draw:text-box>
            <text:list text:style-name="L1">
              <text:list-header>
                <text:p text:style-name="P6"/>
              </text:list-header>
            </text:list>
            <text:list text:style-name="L2">
              <text:list-header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בקרת גירסאות </text:span>– מערכות קיימות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6.51cm" svg:x="1.429cm" svg:y="3.556cm" presentation:class="outline" presentation:user-transformed="true">
          <draw:text-box>
            <text:list text:style-name="L2">
              <text:list-header>
                <text:p text:style-name="P6"><text:span text:style-name="T9">בקרת גירסאות למסמכים בודדים:</text:span></text:p>
              </text:list-header>
              <text:list-item>
                <text:p text:style-name="P6"><text:span text:style-name="T10">מדיה-ויקי – לאתרים כגון ויקיפדיה, ויקיטקסט, ויקיספר..</text:span></text:p>
              </text:list-item>
              <text:list-item>
                <text:p text:style-name="P6"><text:span text:style-name="T10">גוגל דרייב – למסמכים של גוגל</text:span></text:p>
              </text:list-item>
              <text:list-item>
                <text:p text:style-name="P6"><text:span text:style-name="T10">דרופבוקס – לכל מסמך על המחשב שלכם</text:span></text:p>
                <text:p text:style-name="P6"><text:span text:style-name="T11">בקרת גירסאות לקבוצות של מסמכים:</text:span></text:p>
              </text:list-item>
              <text:list-item>
                <text:p text:style-name="P6"><text:span text:style-name="T3">CVS</text:span></text:p>
              </text:list-item>
              <text:list-item>
                <text:p text:style-name="P6"><text:span text:style-name="T3">Subversion</text:span></text:p>
              </text:list-item>
              <text:list-item>
                <text:p text:style-name="P6"><text:span text:style-name="T3">Mercury</text:span></text:p>
              </text:list-item>
              <text:list-item>
                <text:p text:style-name="P6"><text:span text:style-name="T4">GIT</text:span><text:span text:style-name="T12"> זו המערכת שנתמקד בה - </text:span></text:p>
                <text:p text:style-name="P6"><text:span text:style-name="T4"/></text:p>
              </text:list-item>
            </text:list>
          </draw:text-box>
        </draw:frame>
        <draw:frame draw:style-name="gr3" draw:text-style-name="P7" draw:layer="layout" svg:width="23.834cm" svg:height="5.548cm" svg:x="2.794cm" svg:y="13.716cm">
          <draw:text-box>
            <text:list text:style-name="L1">
              <text:list-header>
                <text:p text:style-name="P6"/>
              </text:list-header>
            </text:list>
            <text:list text:style-name="L2">
              <text:list-header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תהליכי עבודה ב-git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6.51cm" svg:x="1.429cm" svg:y="3.556cm" presentation:class="outline" presentation:user-transformed="true">
          <draw:text-box>
            <text:list text:style-name="L3">
              <text:list-item>
                <text:p text:style-name="P6"><text:span text:style-name="T3"><text:s/>יצירת מאגר חדש </text:span><text:span text:style-name="T7">(</text:span><text:span text:style-name="T7">repository</text:span><text:span text:style-name="T7">)</text:span></text:p>
              </text:list-item>
              <text:list-item>
                <text:p text:style-name="P6"><text:span text:style-name="T3"><text:s/>יצירת גירסה חדשה </text:span><text:span text:style-name="T7">(</text:span><text:span text:style-name="T7">commit</text:span><text:span text:style-name="T7">)</text:span></text:p>
              </text:list-item>
              <text:list-item>
                <text:p text:style-name="P6"><text:span text:style-name="T3"><text:s/>צפיה בגירסאות ישנות </text:span><text:span text:style-name="T7">(</text:span><text:span text:style-name="T7">history, blame</text:span><text:span text:style-name="T7">)</text:span></text:p>
              </text:list-item>
              <text:list-item>
                <text:p text:style-name="P6"><text:span text:style-name="T3"><text:s/>שיבוט מאגר קיים למחשב מקומי </text:span><text:span text:style-name="T7">(</text:span><text:span text:style-name="T7">clone</text:span><text:span text:style-name="T7">)</text:span></text:p>
              </text:list-item>
            </text:list>
            <text:list text:style-name="L4">
              <text:list-item>
                <text:p text:style-name="P6"><text:span text:style-name="T3"><text:s/>חזרה לגירסאות ישנות </text:span><text:span text:style-name="T7">(</text:span><text:span text:style-name="T7">checkout</text:span><text:span text:style-name="T7">)</text:span></text:p>
              </text:list-item>
              <text:list-item>
                <text:p text:style-name="P6"><text:span text:style-name="T3"><text:s/>יצירת ענפים </text:span><text:span text:style-name="T7">(</text:span><text:span text:style-name="T7">branch</text:span><text:span text:style-name="T7">)</text:span></text:p>
              </text:list-item>
              <text:list-item>
                <text:p text:style-name="P6"><text:span text:style-name="T3"><text:s/>מיזוג ענפים </text:span><text:span text:style-name="T7">(</text:span><text:span text:style-name="T7">merge</text:span><text:span text:style-name="T7">)</text:span></text:p>
              </text:list-item>
            </text:list>
            <text:list text:style-name="L3">
              <text:list-item>
                <text:p text:style-name="P6"><text:span text:style-name="T3"><text:s/>התאמה בין עותקים של אותו מאגר </text:span><text:span text:style-name="T7">(</text:span><text:span text:style-name="T7">push, pull</text:span><text:span text:style-name="T7">)</text:span></text:p>
              </text:list-item>
            </text:list>
            <text:list text:style-name="L4">
              <text:list-item>
                <text:p text:style-name="P6"><text:span text:style-name="T3"><text:s/>שיכפול מאגר של מישהו אחר</text:span><text:span text:style-name="T7">(</text:span><text:span text:style-name="T7">push, pull</text:span><text:span text:style-name="T7">)</text:span></text:p>
                <text:p text:style-name="P6"><text:span text:style-name="T4"/></text:p>
              </text:list-item>
            </text:list>
          </draw:text-box>
        </draw:frame>
        <draw:frame draw:style-name="gr3" draw:text-style-name="P7" draw:layer="layout" svg:width="23.834cm" svg:height="5.548cm" svg:x="2.794cm" svg:y="13.716cm">
          <draw:text-box>
            <text:list text:style-name="L1">
              <text:list-header>
                <text:p text:style-name="P6"/>
              </text:list-header>
            </text:list>
            <text:list text:style-name="L2">
              <text:list-header>
                <text:p text:style-name="P6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David CLM1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6pt" style:font-name-asian="Nachlieli CLM1" style:font-family-asian="'Nachlieli CLM'" style:font-pitch-asian="variable" style:font-size-asian="16pt" style:font-weight-asian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7-11-13T08:09:58.956992987</dc:date>
    <meta:editing-duration>P2DT19M53S</meta:editing-duration>
    <meta:editing-cycles>215</meta:editing-cycles>
    <meta:generator>LibreOffice/5.1.6.2$Linux_X86_64 LibreOffice_project/10m0$Build-2</meta:generator>
    <meta:document-statistic meta:object-count="42"/>
  </office:meta>
</office:document-meta>
</file>